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94,356,680,624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45,345,256,459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17,983,583,565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84,951,479,697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32,687,036,177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60,293,149,324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598,868,460,912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580,764,902,917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86,807,615,326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16,397,025,729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12,336,172,446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32,216,737,774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66,298,911,661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26,452,138,291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90,043,433,964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53,544,751,395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28,626,917,503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26,878,750,295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09,591,707,802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13,848,450,088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10,276,913,362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13,919,163,421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20,403,931,88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4:20:45.924516948</dc:date>
    <meta:editing-duration>PT3H12M50S</meta:editing-duration>
    <meta:editing-cycles>78</meta:editing-cycles>
    <meta:generator>LibreOffice/7.2.6.2$Linux_X86_64 LibreOffice_project/20$Build-2</meta:generator>
    <meta:document-statistic meta:table-count="1" meta:cell-count="48" meta:object-count="0"/>
  </office:meta>
</office:document-meta>
</file>